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1.101cm" fo:text-align="center" style:justify-single-word="false"/>
    </style:style>
    <style:style style:name="P2" style:family="paragraph" style:parent-style-name="Standard">
      <style:paragraph-properties fo:margin-left="4.593cm" fo:margin-right="0cm" fo:margin-top="0.199cm" fo:margin-bottom="0cm" fo:text-align="justify" style:justify-single-word="false" fo:text-indent="-4.567cm" style:auto-text-indent="false">
        <style:tab-stops/>
      </style:paragraph-properties>
    </style:style>
    <style:style style:name="P3" style:family="paragraph" style:parent-style-name="Standard">
      <style:paragraph-properties fo:margin-left="4.618cm" fo:margin-right="0cm" fo:margin-top="0.199cm" fo:margin-bottom="0cm" fo:text-align="justify" style:justify-single-word="false" fo:text-indent="-4.593cm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7.287cm" fo:margin-right="0cm" fo:text-align="justify" style:justify-single-word="false" fo:text-indent="-2.669cm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margin-left="4.618cm" fo:margin-right="0cm" fo:margin-top="0.199cm" fo:margin-bottom="0cm" fo:text-align="justify" style:justify-single-word="false" fo:text-indent="-4.593cm" style:auto-text-indent="false">
        <style:tab-stops/>
      </style:paragraph-properties>
    </style:style>
    <style:style style:name="P6" style:family="paragraph" style:parent-style-name="Standard">
      <style:paragraph-properties fo:margin-left="4.644cm" fo:margin-right="0cm" fo:margin-top="0.199cm" fo:margin-bottom="0cm" fo:text-align="justify" style:justify-single-word="false" fo:text-indent="-4.618cm" style:auto-text-indent="false">
        <style:tab-stops/>
      </style:paragraph-properties>
    </style:style>
    <style:style style:name="P7" style:family="paragraph" style:parent-style-name="Standard">
      <style:paragraph-properties fo:margin-left="4.644cm" fo:margin-right="0cm" fo:margin-top="0.199cm" fo:margin-bottom="0cm" fo:text-align="justify" style:justify-single-word="false" fo:text-indent="0.026cm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4.182cm" fo:margin-right="0cm" fo:text-align="justify" style:justify-single-word="false" fo:text-indent="-3.156cm" style:auto-text-indent="fals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margin-left="0.004cm" fo:margin-right="0.004cm" fo:text-align="start" style:justify-single-word="false" fo:text-indent="0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4.182cm" fo:margin-right="0cm" fo:margin-top="0.199cm" fo:margin-bottom="0cm" fo:text-align="justify" style:justify-single-word="false" fo:text-indent="-3.156cm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8.107cm" fo:margin-right="0cm" fo:text-align="justify" style:justify-single-word="false" fo:text-indent="-3.387cm" style:auto-text-indent="false">
        <style:tab-stops>
          <style:tab-stop style:position="-1.309cm"/>
        </style:tab-stops>
      </style:paragraph-properties>
    </style:style>
    <style:style style:name="P12" style:family="paragraph" style:parent-style-name="Standard">
      <style:paragraph-properties fo:margin-left="8.107cm" fo:margin-right="0cm" fo:text-align="justify" style:justify-single-word="false" fo:text-indent="-3.387cm" style:auto-text-indent="false">
        <style:tab-stops>
          <style:tab-stop style:position="-1.309cm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margin-left="8.133cm" fo:margin-right="0cm" fo:margin-top="0.199cm" fo:margin-bottom="0cm" fo:text-align="justify" style:justify-single-word="false" fo:text-indent="-1.282cm" style:auto-text-indent="false">
        <style:tab-stops>
          <style:tab-stop style:position="-0.051cm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margin-left="4.182cm" fo:margin-right="0cm" fo:margin-top="0.199cm" fo:margin-bottom="0cm" fo:text-align="justify" style:justify-single-word="false" fo:text-indent="-3.156cm" style:auto-text-indent="fals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 fo:margin-left="0cm" fo:margin-right="0.004cm" fo:text-align="justify" style:justify-single-word="false" fo:text-indent="0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8.107cm" fo:margin-right="0cm" fo:text-align="justify" style:justify-single-word="false" fo:text-indent="-3.387cm" style:auto-text-indent="false">
        <style:tab-stops>
          <style:tab-stop style:position="-1.309cm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left="4.72cm" fo:margin-right="0cm" fo:text-align="justify" style:justify-single-word="false" fo:text-indent="0.026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4.72cm" fo:margin-right="0cm" fo:text-align="justify" style:justify-single-word="false" fo:text-indent="0.026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4.182cm" fo:margin-right="0cm" fo:text-align="justify" style:justify-single-word="false" fo:text-indent="-3.156cm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cessz</text:span></text:p>
      <text:p text:style-name="P2"><text:span text:style-name="T2">processz</text:span><text:span text:style-name="T3"><text:tab/>Egy végrehajtás alatt lévő program példánya, a környezetével együtt. A processz az őt idító felhasználó jogaival rendelkezik. A processzt a rendszer egy egyedülálló számmal azonosítja: </text:span><text:span text:style-name="T4">PID</text:span><text:span text:style-name="T3">. A processek vezérlése az un. Signal-okkal. lsd: </text:span><text:span text:style-name="T4">kill, fg, bg</text:span><text:span text:style-name="T3">.</text:span></text:p>
      <text:p text:style-name="P3"><text:span text:style-name="T5">job</text:span><text:tab/>A háttérben futó processzeket job-bak nevezzük. A job-ra általában % jellel hivatkozunk.</text:p>
      <text:p text:style-name="P4">%, %+, %%<text:tab/>A kurrens job</text:p>
      <text:p text:style-name="P4">%-<text:tab/>Az előző job</text:p>
      <text:p text:style-name="P4">%job<text:tab/>Az adott azonosítójú job. Pld fg %find az előtérbe helyezi az eddig háttárben futó find parancsot</text:p>
      <text:p text:style-name="P5"><text:span text:style-name="T2">processz indítás</text:span><text:span text:style-name="T3"><text:tab/>Az indítani kívánt fájlnak futási jogosultsággal kell rendelkeznie az őt indító felhasználó részére. A processzt a fájl nevének begépelésével indíthatjuk el a shell-ben. Alapesetben előtérben indul el a process. Egyeszerre egy terminálon csak egy process futtatható egyszerre. lsd: </text:span><text:span text:style-name="T4">chmod, chown</text:span><text:span text:style-name="T3">.</text:span></text:p>
      <text:p text:style-name="P6"><text:span text:style-name="T2">Ctrl-z<text:tab/></text:span><text:span text:style-name="T3">Futás közben </text:span><text:span text:style-name="T4">Ctrl-z</text:span><text:span text:style-name="T3"> billentyőkombinációval helyezhetjük a processzt háttérbe. Ekkor a következő jelenik meg a képernyőn:</text:span></text:p>
      <text:p text:style-name="P7">[n]+ Stopped</text:p>
      <text:p text:style-name="P7">ahol n, a JOB szám. Ezek után a process futása felfüggesztődik és a terminál felszabadul, kész új parancsok fogadására. A <text:span text:style-name="T2">bg</text:span> parancs begépelésével a felfügesztett process elindítható a háttérben. Valójában „<text:span text:style-name="T2">bg jobszám</text:span>”-ot <text:s/>kellene begépelni, de a + jelzi, hogy éppen az aktuális job az, amelyiket a háttárbe kívánjuk helyezni, ezért a job-szám elhagyható</text:p>
      <text:p text:style-name="P7">Indításkor a program nevének megadása után egy &amp; jel beillesztésével rögtön indításkor háttérben futtatja a processzt. lsd: <text:span text:style-name="T2">kill, fg, bg</text:span>.</text:p>
      <text:p text:style-name="P6"><text:span text:style-name="T2">fg</text:span><text:span text:style-name="T3"><text:tab/>A processz előtérbe helyezése. Háttérben futó vagy felfüggesztett processzek (job) előtérbe helyezhetők ha nincs más előtérben futó processz.</text:span></text:p>
      <text:p text:style-name="P8"><draw:frame draw:style-name="fr1" draw:name="Keret1" text:anchor-type="paragraph" svg:x="4.722cm" svg:y="0.041cm" svg:width="12.367cm" draw:z-index="3"><draw:text-box fo:min-height="1.249cm"><text:p text:style-name="P9"><text:span text:style-name="T2">fg</text:span> [jobszam]</text:p><text:p text:style-name="P9"/></draw:text-box></draw:frame></text:p>
      <text:p text:style-name="P8"/>
      <text:p text:style-name="P10"/>
      <text:p text:style-name="P11"><text:span text:style-name="T6">jobszam:<text:tab/><text:tab/>Az előtérbe helyezendő processz job-száma, Ha nem adunk meg jobszámot, akkor az utoljára háttárben helyezett processz.</text:span></text:p>
      <text:p text:style-name="P6"><text:span text:style-name="T2">Ctrl-c</text:span><text:span text:style-name="T3"><text:tab/>Az éppen előtérben futó processz futása megszakad a </text:span><text:span text:style-name="T4">Ctrl-c</text:span><text:span text:style-name="T3"> billentyűkombináció kiadásával. Ekkor a shell visszakapja a promptot.</text:span></text:p>
      <text:p text:style-name="P6"><text:span text:style-name="T2">ps</text:span><text:span text:style-name="T3"><text:tab/>A processzekről listát kaphatunk a parancs kiadásával.</text:span></text:p>
      <text:p text:style-name="P8"><draw:frame draw:style-name="fr1" draw:name="Keret13" text:anchor-type="paragraph" svg:x="4.722cm" svg:y="0.041cm" svg:width="12.367cm" draw:z-index="0"><draw:text-box fo:min-height="1.249cm"><text:p text:style-name="P9"><text:span text:style-name="T2">ps</text:span> [options]</text:p><text:p text:style-name="P9"/></draw:text-box></draw:frame></text:p>
      <text:p text:style-name="P8"/>
      <text:p text:style-name="P10"/>
      <text:p text:style-name="P12">options:<text:tab/>a<text:tab/>Az összes processzt megjeleníti a PID számával együtt, melyet mások indítottak el.</text:p>
      <text:p text:style-name="P13">x<text:tab/>Azokat a processzeket is megjeleníti, melyek nem <text:s/>terminálhoz kötöttek vagy más terminálról indították.</text:p>
      <text:p text:style-name="P13">u<text:tab/>Megmutatja a processz indítójának nevét és az indítás idejét.</text:p>
      <text:p text:style-name="P6"><text:span text:style-name="T5">kill</text:span><text:tab/><text:span text:style-name="T7">Szignál küldése a process-nek. Signal nélkül lelövi a process-t</text:span></text:p>
      <text:p text:style-name="P14"/>
      <text:p text:style-name="P10"><draw:frame draw:style-name="fr1" draw:name="Keret410" text:anchor-type="paragraph" svg:x="4.747cm" svg:y="0.041cm" svg:width="12.34cm" draw:z-index="2"><draw:text-box fo:min-height="1.155cm"><text:p text:style-name="P15"><text:span text:style-name="T2">kill </text:span>[n][PID] </text:p><text:p text:style-name="P9"/></draw:text-box></draw:frame></text:p>
      <text:p text:style-name="P10"/>
      <text:p text:style-name="P16">n:<text:tab/>szignál (listája: „man 7 signal” vagy „kill -l”)</text:p>
      <text:p text:style-name="P16">PID:<text:tab/>a process száma</text:p>
      <text:p text:style-name="P17"/>
      <text:p text:style-name="P17">$ kill -HUP 1234</text:p>
      <text:p text:style-name="P17"/>
      <text:p text:style-name="P17"/>
      <text:p text:style-name="P18">#az 1234 PID számú process újraindul és újra olvassa a konfigurációs #fájlokat </text:p>
      <text:p text:style-name="Standard"/>
      <text:p text:style-name="P19"><draw:frame draw:style-name="fr1" draw:name="Keret7" text:anchor-type="paragraph" svg:x="4.722cm" svg:y="0.041cm" svg:width="12.367cm" draw:z-index="1"><draw:text-box fo:min-height="1.249cm"><text:p text:style-name="P9"><text:span text:style-name="T2">ps</text:span> [options]</text:p><text:p text:style-name="P9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9-17T16:01:11</meta:creation-date>
    <dc:date>2007-10-26T16:14:57</dc:date>
    <dc:language>hu-HU</dc:language>
    <meta:editing-cycles>109</meta:editing-cycles>
    <meta:editing-duration>P1DT15H52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364" meta:character-count="2451"/>
  </office:meta>
</office:document-meta>
</file>